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395511" loext:opacity="100%" officeooo:rsid="001709eb" officeooo:paragraph-rsid="001709eb"/>
    </style:style>
    <style:style style:name="P2" style:family="paragraph" style:parent-style-name="Standard">
      <style:text-properties fo:color="#395511" loext:opacity="100%" officeooo:rsid="00197a66" officeooo:paragraph-rsid="00197a66"/>
    </style:style>
    <style:style style:name="P3" style:family="paragraph" style:parent-style-name="Standard">
      <style:text-properties fo:color="#ff0000" loext:opacity="100%" officeooo:rsid="001709eb" officeooo:paragraph-rsid="001709eb"/>
    </style:style>
    <style:style style:name="P4" style:family="paragraph" style:parent-style-name="Standard">
      <style:text-properties fo:color="#ff0000" loext:opacity="100%" officeooo:rsid="001709eb" officeooo:paragraph-rsid="001c44c1"/>
    </style:style>
    <style:style style:name="P5" style:family="paragraph" style:parent-style-name="Standard">
      <style:text-properties fo:color="#ff0000" loext:opacity="100%" officeooo:rsid="00197a66" officeooo:paragraph-rsid="0019b13e"/>
    </style:style>
    <style:style style:name="P6" style:family="paragraph" style:parent-style-name="Standard">
      <style:text-properties fo:color="#2a6099" loext:opacity="100%" officeooo:rsid="00197a66" officeooo:paragraph-rsid="001c44c1"/>
    </style:style>
    <style:style style:name="P7" style:family="paragraph" style:parent-style-name="Standard">
      <style:text-properties fo:color="#2a6099" loext:opacity="100%" officeooo:rsid="001a6e05" officeooo:paragraph-rsid="001c44c1"/>
    </style:style>
    <style:style style:name="P8" style:family="paragraph" style:parent-style-name="Standard">
      <style:text-properties fo:color="#2a6099" loext:opacity="100%" officeooo:rsid="001c44c1" officeooo:paragraph-rsid="001c44c1"/>
    </style:style>
    <style:style style:name="P9" style:family="paragraph" style:parent-style-name="Standard">
      <style:text-properties fo:color="#7b3d00" loext:opacity="100%" officeooo:rsid="00197a66" officeooo:paragraph-rsid="001a6e05"/>
    </style:style>
    <style:style style:name="P10" style:family="paragraph" style:parent-style-name="Standard">
      <style:text-properties fo:color="#7b3d00" loext:opacity="100%" officeooo:rsid="00197a66" officeooo:paragraph-rsid="001c44c1"/>
    </style:style>
    <style:style style:name="P11" style:family="paragraph" style:parent-style-name="Standard">
      <style:text-properties fo:color="#7b3d00" loext:opacity="100%" officeooo:rsid="001a6e05" officeooo:paragraph-rsid="001a6e05"/>
    </style:style>
    <style:style style:name="P12" style:family="paragraph" style:parent-style-name="Standard">
      <style:text-properties fo:color="#7b3d00" loext:opacity="100%" officeooo:rsid="001c44c1" officeooo:paragraph-rsid="001c44c1"/>
    </style:style>
    <style:style style:name="T1" style:family="text">
      <style:text-properties officeooo:rsid="001709e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color="#ff0000" loext:opacity="100%" style:text-underline-style="none" officeooo:rsid="00174ffe"/>
    </style:style>
    <style:style style:name="T5" style:family="text">
      <style:text-properties fo:color="#ff0000" loext:opacity="100%" style:text-underline-style="solid" style:text-underline-width="auto" style:text-underline-color="font-color"/>
    </style:style>
    <style:style style:name="T6" style:family="text">
      <style:text-properties fo:color="#2a6099" loext:opacity="100%"/>
    </style:style>
    <style:style style:name="T7" style:family="text">
      <style:text-properties fo:color="#2a6099" loext:opacity="100%" style:text-underline-style="solid" style:text-underline-width="auto" style:text-underline-color="font-color"/>
    </style:style>
    <style:style style:name="T8" style:family="text">
      <style:text-properties fo:color="#2a6099" loext:opacity="100%" officeooo:rsid="001c44c1"/>
    </style:style>
    <style:style style:name="T9" style:family="text">
      <style:text-properties fo:color="#7b3d00" loext:opacity="100%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text-underline-style="solid" style:text-underline-width="auto" style:text-underline-color="font-color"/>
    </style:style>
    <style:style style:name="T12" style:family="text">
      <style:text-properties fo:color="#000000" loext:opacity="100%" style:text-underline-style="none"/>
    </style:style>
    <style:style style:name="T13" style:family="text">
      <style:text-properties fo:color="#000000" loext:opacity="100%" style:text-underline-style="none" officeooo:rsid="00174ffe"/>
    </style:style>
    <style:style style:name="T14" style:family="text">
      <style:text-properties fo:color="#000000" loext:opacity="100%" style:text-underline-style="none" officeooo:rsid="001a6e05"/>
    </style:style>
    <style:style style:name="T15" style:family="text">
      <style:text-properties fo:color="#000000" loext:opacity="100%" officeooo:rsid="00174ffe"/>
    </style:style>
    <style:style style:name="T16" style:family="text">
      <style:text-properties officeooo:rsid="0019b13e"/>
    </style:style>
    <style:style style:name="T17" style:family="text">
      <style:text-properties officeooo:rsid="001a6e05"/>
    </style:style>
    <style:style style:name="T18" style:family="text">
      <style:text-properties officeooo:rsid="001c44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Jugador<text:tab/>-- <text:span text:style-name="T10">(</text:span><text:span text:style-name="T2">Nickname</text:span><text:span text:style-name="T10">, UltimoColor, </text:span><text:span text:style-name="T15">NumeroVictorias, N</text:span><text:span text:style-name="T13">u</text:span><text:span text:style-name="T15">meroPuntosTotales, <text:tab/><text:tab/><text:tab/><text:tab/><text:tab/>Media</text:span><text:span text:style-name="T13">PuntosPorPartida</text:span><text:span text:style-name="T10">)</text:span></text:p>
      <text:p text:style-name="P1"/>
      <text:p text:style-name="P1"><text:tab/>Partida<text:tab/><text:tab/>-- <text:span text:style-name="T10">(</text:span><text:span text:style-name="T11">IdPartida</text:span><text:span text:style-name="T3"> </text:span><text:span text:style-name="T12">,</text:span><text:span text:style-name="T3"> </text:span><text:span text:style-name="T12">Fecha, </text:span><text:span text:style-name="T4">NickGanador</text:span><text:span text:style-name="T10">)</text:span></text:p>
      <text:p text:style-name="P1"/>
      <text:p text:style-name="P1"><text:span text:style-name="T6">Partida_Individual<text:tab/>-- </text:span><text:span text:style-name="T10">(</text:span><text:span text:style-name="T2">IdPartida </text:span><text:span text:style-name="T11">,</text:span><text:span text:style-name="T2"> </text:span><text:span text:style-name="T5">Nickname</text:span><text:span text:style-name="T10">)</text:span></text:p>
      <text:p text:style-name="P1"/>
      <text:p text:style-name="P1"><text:span text:style-name="T9"><text:tab/>Ronda<text:tab/><text:tab/>-- </text:span><text:span text:style-name="T10">(</text:span><text:span text:style-name="T2">IdPartida</text:span><text:span text:style-name="T7"> </text:span><text:span text:style-name="T11">,</text:span><text:span text:style-name="T7"> </text:span><text:span text:style-name="T5">Nickname</text:span><text:span text:style-name="T7"> </text:span><text:span text:style-name="T11">,</text:span><text:span text:style-name="T2"> </text:span><text:span text:style-name="T11">Numero</text:span><text:span text:style-name="T12"> , </text:span><text:span text:style-name="T13">Puntos , Punto</text:span><text:span text:style-name="T14">sT</text:span><text:span text:style-name="T13">otales</text:span><text:span text:style-name="T10">)</text:span></text:p>
      <text:p text:style-name="P3"><text:span text:style-name="T10"/></text:p>
      <text:p text:style-name="P3"/>
      <text:p text:style-name="P5">create table <text:span text:style-name="T17">Jugador</text:span> <text:span text:style-name="T16">IF NOT EXISTS</text:span>(</text:p>
      <text:p text:style-name="P5"><text:tab/><text:span text:style-name="T16">Nickname VARCHAR(20) </text:span><text:span text:style-name="T18">primary key</text:span><text:span text:style-name="T16">,</text:span></text:p>
      <text:p text:style-name="P5"><text:tab/><text:span text:style-name="T16">UltimoColor VARCHAR(11),</text:span></text:p>
      <text:p text:style-name="P5"><text:tab/><text:span text:style-name="T16">NumeroVictorias INTEGER,</text:span></text:p>
      <text:p text:style-name="P5"><text:tab/><text:span text:style-name="T16">NumeroPuntosTotales INTEGER,</text:span></text:p>
      <text:p text:style-name="P5"><text:tab/><text:span text:style-name="T16">MediaPuntosPorPartida </text:span><text:span text:style-name="T17">DOUBLE</text:span></text:p>
      <text:p text:style-name="P5">);</text:p>
      <text:p text:style-name="P3"/>
      <text:p text:style-name="P2">create table Partida <text:span text:style-name="T16">IF NOT EXISTS</text:span>(</text:p>
      <text:p text:style-name="P2"><text:tab/>IdPartida <text:span text:style-name="T17">INT</text:span> primary key autoincrement,</text:p>
      <text:p text:style-name="P2"><text:tab/>Fecha <text:span text:style-name="T16">VARCHAR(10),</text:span></text:p>
      <text:p text:style-name="P2"><text:tab/><text:span text:style-name="T16">NickGanador VARCHAR(20),</text:span></text:p>
      <text:p text:style-name="P2"/>
      <text:p text:style-name="P2"><text:tab/><text:span text:style-name="T16">FOREIGN KEY(NickGanador) REFERENCES Jugador(Nickname)</text:span></text:p>
      <text:p text:style-name="P2">);</text:p>
      <text:p text:style-name="P2"/>
      <text:p text:style-name="P6">create table <text:span text:style-name="T1">Partida_Individual</text:span><text:span text:style-name="T17"> </text:span><text:span text:style-name="T16">IF NOT EXISTS</text:span>(</text:p>
      <text:p text:style-name="P6"><text:tab/><text:span text:style-name="T17">IdPartida</text:span> <text:span text:style-name="T17">INTEGER</text:span>,</text:p>
      <text:p text:style-name="P6"><text:tab/><text:span text:style-name="T17">Nickname VARCHAR(20),</text:span></text:p>
      <text:p text:style-name="P6"><text:tab/></text:p>
      <text:p text:style-name="P8"><text:tab/>FOREIGN KEY(IdPartida) REFERENCES Partida(IdPartida),</text:p>
      <text:p text:style-name="P8"><text:tab/>FOREIGN KEY(Nickname) REFERENCES Jugador(Nickname),</text:p>
      <text:p text:style-name="P7"><text:tab/>PRIMARY KEY(IdPartida, Nickname)</text:p>
      <text:p text:style-name="P6">);</text:p>
      <text:p text:style-name="P2"/>
      <text:p text:style-name="P9">create table <text:span text:style-name="T17">Ronda </text:span><text:span text:style-name="T16">IF NOT EXISTS</text:span>(</text:p>
      <text:p text:style-name="P9"><text:tab/><text:span text:style-name="T17">IdPartida</text:span> <text:span text:style-name="T17">INTEGER</text:span>,</text:p>
      <text:p text:style-name="P9"><text:tab/><text:span text:style-name="T17">Nickname VARCHAR(20),</text:span></text:p>
      <text:p text:style-name="P9"><text:tab/><text:span text:style-name="T17">Numero INTEGER,</text:span></text:p>
      <text:p text:style-name="P9"><text:tab/><text:span text:style-name="T17">Puntos INTEGER </text:span><text:span text:style-name="T18">NOT NULL,</text:span></text:p>
      <text:p text:style-name="P9"><text:tab/><text:span text:style-name="T17">PuntosTotales INTEGER </text:span><text:span text:style-name="T18">NOT NULL</text:span><text:span text:style-name="T17">,</text:span></text:p>
      <text:p text:style-name="P9"><text:tab/></text:p>
      <text:p text:style-name="P10"><text:tab/><text:span text:style-name="T18">FOREIGN KEY(IdPartida) REFERENCES Partida(IdPartida),</text:span></text:p>
      <text:p text:style-name="P12"><text:tab/>FOREIGN KEY(Nickname) REFERENCES Jugador(Nickname),</text:p>
      <text:p text:style-name="P11"><text:tab/>PRIMARY KEY(IdPartida, Nickname, Numero)</text:p>
      <text:p text:style-name="P9">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cm" fo:border="none"/>
      <style:text-properties style:text-underline-styl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5:48:08.921815809</meta:creation-date>
    <meta:generator>LibreOffice/7.3.7.2$Linux_X86_64 LibreOffice_project/30$Build-2</meta:generator>
    <dc:date>2024-10-01T20:10:12.479062445</dc:date>
    <meta:editing-duration>PT1H32M34S</meta:editing-duration>
    <meta:editing-cycles>2</meta:editing-cycles>
    <meta:document-statistic meta:table-count="0" meta:image-count="0" meta:object-count="0" meta:page-count="1" meta:paragraph-count="36" meta:word-count="123" meta:character-count="1138" meta:non-whitespace-character-count="1015"/>
  </office:meta>
</office:document-meta>
</file>